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04c" officeooo:paragraph-rsid="0000f04c"/>
    </style:style>
    <style:style style:name="P2" style:family="paragraph" style:parent-style-name="Standard">
      <style:text-properties officeooo:rsid="0000f04c" officeooo:paragraph-rsid="0003f5c2"/>
    </style:style>
    <style:style style:name="P3" style:family="paragraph" style:parent-style-name="Standard">
      <style:text-properties officeooo:rsid="0004f5f1" officeooo:paragraph-rsid="0004f5f1"/>
    </style:style>
    <style:style style:name="P4" style:family="paragraph" style:parent-style-name="Standard">
      <style:text-properties officeooo:rsid="0007fe4f" officeooo:paragraph-rsid="0007fe4f"/>
    </style:style>
    <style:style style:name="P5" style:family="paragraph" style:parent-style-name="Standard" style:list-style-name="L2">
      <style:text-properties officeooo:rsid="0007fe4f" officeooo:paragraph-rsid="0007fe4f"/>
    </style:style>
    <style:style style:name="T1" style:family="text">
      <style:text-properties officeooo:rsid="0003f5c2"/>
    </style:style>
    <style:style style:name="T2" style:family="text">
      <style:text-properties officeooo:rsid="00049b3d"/>
    </style:style>
    <style:style style:name="T3" style:family="text">
      <style:text-properties officeooo:rsid="0005ce76"/>
    </style:style>
    <style:style style:name="T4" style:family="text">
      <style:text-properties officeooo:rsid="000637ad"/>
    </style:style>
    <style:style style:name="T5" style:family="text">
      <style:text-properties officeooo:rsid="0007ad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lua</text:p>
      <text:p text:style-name="P1"><text:span text:style-name="T5">Descripción</text:span> del proyecto: afinar los conocimientos sobre el lenguaje de programación lua y el framework love2d en un proyecto sobre un videojuego.</text:p>
      <text:p text:style-name="P1">El proyecto se ira actualizando para optimizarlo y agregando nuevas opciones.</text:p>
      <text:p text:style-name="P1"/>
      <text:p text:style-name="P3"><text:span text:style-name="T5">Área</text:span> de trabajo:</text:p>
      <text:p text:style-name="P3">- sistema operativo <text:span text:style-name="T5">F</text:span>edora 29</text:p>
      <text:p text:style-name="P3">- lua 5.3.5</text:p>
      <text:p text:style-name="P3">- love2D 11.1 (Mysterious Mysteries)</text:p>
      <text:p text:style-name="P3">- <text:span text:style-name="T5">editor de código monodevelop</text:span></text:p>
      <text:p text:style-name="P3">- <text:span text:style-name="T5">proyecto alojado en github (https://github.com/AnthonyLima/proyectoLua.git) </text:span></text:p>
      <text:p text:style-name="P1"/>
      <text:p text:style-name="P1">Juego <text:span text:style-name="T5">(sin un nombre actualmente)</text:span></text:p>
      <text:p text:style-name="P1"/>
      <text:p text:style-name="P2"><text:span text:style-name="T5">D</text:span>escripción: el jugador <text:span text:style-name="T1">controla</text:span> un luchador que se enfrentara a unos pandilleros para <text:span text:style-name="T1">evitar que dejen de atacar a la comunidad donde vive. Se enfrentara en 5 diferentes escenarios y al final en la guarida de los pandilleros se enfrentara a su jefe.</text:span></text:p>
      <text:p text:style-name="P2"/>
      <text:p text:style-name="P4">Mecánicas:</text:p>
      <text:list xml:id="list2155803882" text:style-name="L2">
        <text:list-item>
          <text:p text:style-name="P5">capacidad de golpear a los enemigos</text:p>
        </text:list-item>
        <text:list-item>
          <text:p text:style-name="P5">el jugador puede moverse siempre y cuando no entre en conflicto con el área de pelea</text:p>
        </text:list-item>
        <text:list-item>
          <text:p text:style-name="P5">el jugador ataca tanto adelante como hacia atrás pero no es posible atacar ambas direcciones al mismo tiempo</text:p>
        </text:list-item>
      </text:list>
      <text:p text:style-name="P2"/>
      <text:p text:style-name="P2"><text:span text:style-name="T1">Recomendaciones para el juego:</text:span></text:p>
      <text:p text:style-name="P2">- <text:span text:style-name="T1">tener un área de pelea donde tanto el jugador como los enemigos no podrán salir de ella.</text:span></text:p>
      <text:p text:style-name="P2">- <text:span text:style-name="T2">controlar la seudo-inteligencia de los enemigos, sera algo simple pero justo para el jugador y la simpleza del juego.</text:span></text:p>
      <text:p text:style-name="P2">- <text:span text:style-name="T2">manejo de animaciones tanto del jugador como los enemigos.</text:span></text:p>
      <text:p text:style-name="P2">- <text:span text:style-name="T3">diseño artístico y gráficos estilo pixel art</text:span></text:p>
      <text:p text:style-name="P2">- <text:span text:style-name="T4">se mejorara y optimizara el juego en base a nuevos conocimientos aprendidos y nuevas formas de trabajar el código sin perder la base del ju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1:03:00.274419954</meta:creation-date>
    <dc:date>2019-01-20T22:03:19.279789919</dc:date>
    <meta:editing-duration>PT29M55S</meta:editing-duration>
    <meta:editing-cycles>8</meta:editing-cycles>
    <meta:generator>LibreOffice/6.1.4.2$Linux_X86_64 LibreOffice_project/10$Build-2</meta:generator>
    <meta:document-statistic meta:table-count="0" meta:image-count="0" meta:object-count="0" meta:page-count="1" meta:paragraph-count="21" meta:word-count="240" meta:character-count="1448" meta:non-whitespace-character-count="1231"/>
  </office:meta>
</office:document-meta>
</file>